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271in"/>
    </style:style>
    <style:style style:name="Table1.B" style:family="table-column">
      <style:table-column-properties style:column-width="6.466in"/>
    </style:style>
    <style:style style:name="Table1.A1" style:family="table-cell">
      <style:table-cell-properties fo:background-color="#f3f6f6" fo:padding="0in" fo:border="none">
        <style:background-image/>
      </style:table-cell-properties>
    </style:style>
    <style:style style:name="P1" style:family="paragraph" style:parent-style-name="Standard">
      <style:paragraph-properties fo:margin-top="0in" fo:margin-bottom="0in" loext:contextual-spacing="false" fo:orphans="2" fo:widows="2"/>
      <style:text-properties fo:font-size="2pt" style:font-size-asian="2pt" style:font-size-complex="2pt"/>
    </style:style>
    <style:style style:name="P2"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3"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4" style:family="paragraph" style:parent-style-name="Text_20_body">
      <style:paragraph-properties fo:margin-left="0in" fo:margin-right="0in" fo:margin-top="0in" fo:margin-bottom="0.1252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bold"/>
    </style:style>
    <style:style style:name="P5" style:family="paragraph" style:parent-style-name="Text_20_body" style:list-style-name="L3">
      <style:paragraph-properties fo:margin-left="0.25in" fo:margin-right="0in" fo:margin-top="0in" fo:margin-bottom="0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6" style:family="paragraph" style:parent-style-name="Text_20_body" style:list-style-name="L3">
      <style:paragraph-properties fo:margin-left="0.25in" fo:margin-right="0in" fo:margin-top="0in" fo:margin-bottom="0in" loext:contextual-spacing="false" style:line-height-at-least="0.25in" fo:orphans="2" fo:widows="2" fo:text-indent="0in" style:auto-text-indent="false" fo:padding="0in" fo:border="none"/>
    </style:style>
    <style:style style:name="P7" style:family="paragraph" style:parent-style-name="Text_20_body" style:list-style-name="L1">
      <style:paragraph-properties fo:margin-left="0.25in" fo:margin-right="0in" fo:margin-top="0in" fo:margin-bottom="0.25in" loext:contextual-spacing="false" style:line-height-at-least="0.25in" fo:orphans="2" fo:widows="2" fo:text-indent="0in" style:auto-text-indent="false" fo:padding="0in" fo:border="none"/>
    </style:style>
    <style:style style:name="P8" style:family="paragraph" style:parent-style-name="Text_20_body" style:list-style-name="L2">
      <style:paragraph-properties fo:margin-left="0.25in" fo:margin-right="0in" fo:margin-top="0in" fo:margin-bottom="0.25in" loext:contextual-spacing="false" style:line-height-at-least="0.25in" fo:orphans="2" fo:widows="2" fo:text-indent="0in" style:auto-text-indent="false" fo:padding="0in" fo:border="none"/>
    </style:style>
    <style:style style:name="P9" style:family="paragraph" style:parent-style-name="Text_20_body" style:list-style-name="L3">
      <style:paragraph-properties fo:margin-left="0.25in" fo:margin-right="0in" fo:margin-top="0in" fo:margin-bottom="0.1252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10"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P1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12"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loext:padding="0in" loext:border="none"/>
    </style:style>
    <style:style style:name="P13"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loext:padding="0in" loext:border="none"/>
    </style:style>
    <style:style style:name="P14" style:family="paragraph" style:parent-style-name="Preformatted_20_Text">
      <style:paragraph-properties fo:margin-top="0in" fo:margin-bottom="0in" loext:contextual-spacing="false" fo:orphans="2" fo:widows="2" fo:padding="0in" fo:border="none"/>
    </style:style>
    <style:style style:name="P15" style:family="paragraph" style:parent-style-name="Heading_20_2">
      <style:paragraph-properties fo:margin-left="0in" fo:margin-right="0in" fo:margin-top="0in" fo:margin-bottom="0.0972in" loext:contextual-spacing="false" fo:orphans="2" fo:widows="2" fo:text-indent="0in" style:auto-text-indent="false"/>
    </style:style>
    <style:style style:name="P16"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bold"/>
    </style:style>
    <style:style style:name="P17" style:family="paragraph" style:parent-style-name="Heading_20_3">
      <style:paragraph-properties fo:margin-top="0in" fo:margin-bottom="0.0972in" loext:contextual-spacing="false" fo:orphans="2" fo:widows="2"/>
      <style:text-properties style:font-name="Roboto Slab" fo:font-size="15pt" fo:font-weight="bold"/>
    </style:style>
    <style:style style:name="P18" style:family="paragraph" style:parent-style-name="Heading_20_3">
      <style:paragraph-properties fo:margin-top="0in" fo:margin-bottom="0.0972in" loext:contextual-spacing="false"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9" style:family="paragraph" style:parent-style-name="Table_20_Contents">
      <style:paragraph-properties fo:margin-left="0in" fo:margin-right="0in" fo:margin-top="0in" fo:margin-bottom="0in" loext:contextual-spacing="false" fo:text-indent="0in" style:auto-text-indent="false"/>
    </style:style>
    <style:style style:name="P20" style:family="paragraph" style:parent-style-name="Table_20_Contents">
      <style:paragraph-properties fo:margin-top="0in" fo:margin-bottom="0in" loext:contextual-spacing="false"/>
    </style:style>
    <style:style style:name="T1" style:family="text">
      <style:text-properties style:font-name="Consolas" fo:font-size="9pt" fo:font-style="normal" fo:font-weight="normal"/>
    </style:style>
    <style:style style:name="T2" style:family="text">
      <style:text-properties fo:font-variant="normal" fo:text-transform="none" fo:color="#404040" style:font-name="Lato" fo:font-size="12pt" fo:letter-spacing="normal" fo:font-style="normal" fo:font-weight="normal"/>
    </style:style>
    <style:style style:name="T3" style:family="text">
      <style:text-properties fo:font-variant="normal" fo:text-transform="none" fo:color="#404040" style:font-name="Lato" fo:font-size="12pt" fo:letter-spacing="normal" fo:font-style="normal" fo:font-weight="bold"/>
    </style:style>
    <style:style style:name="T4"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5" style:family="text">
      <style:text-properties fo:font-variant="normal" fo:text-transform="none" fo:color="#404040" style:font-name="Consolas" fo:font-size="13.5pt" fo:letter-spacing="normal" fo:font-style="normal" fo:font-weight="bold" fo:background-color="#ffffff" loext:char-shading-value="0" loext:padding-left="0.052in" loext:padding-right="0.052in" loext:padding-top="0.0209in" loext:padding-bottom="0.0209in" loext:border="0.06pt solid #e1e4e5"/>
    </style:style>
    <style:style style:name="T6" style:family="text">
      <style:text-properties fo:font-variant="normal" fo:text-transform="none" fo:color="#404040" style:font-name="Roboto Slab" fo:font-size="18pt" fo:letter-spacing="normal" fo:font-style="normal" fo:font-weight="bold"/>
    </style:style>
    <style:style style:name="T7"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8"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9" style:family="text">
      <style:text-properties fo:font-variant="normal" fo:text-transform="none" fo:color="#2980b9" style:text-line-through-style="none" style:text-line-through-type="none" style:font-name="Lato" fo:font-size="12pt" fo:letter-spacing="normal" fo:font-style="normal" style:text-underline-style="none" fo:font-weight="bold" style:text-blinking="false"/>
    </style:style>
    <style:style style:name="T10" style:family="text">
      <style:text-properties fo:font-variant="normal" fo:text-transform="none" fo:color="#2980b9" style:text-line-through-style="none" style:text-line-through-type="none" style:font-name="Lato" fo:font-size="10.5pt" fo:letter-spacing="normal" fo:font-style="normal" style:text-underline-style="none" fo:font-weight="normal" style:text-blinking="false"/>
    </style:style>
    <style:style style:name="T11" style:family="text">
      <style:text-properties fo:color="#2980b9" style:text-line-through-style="none" style:text-line-through-type="none" fo:font-size="10.5pt" style:text-underline-style="none" style:text-blinking="false"/>
    </style:style>
    <style:style style:name="T12" style:family="text">
      <style:text-properties fo:font-size="10.5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4. Mehr Werkzeuge zur Ablaufsteuerung</text:h>
      <text:p text:style-name="P2"><text:span text:style-name="T2">Neben der </text:span><text:span text:style-name="Source_20_Text"><text:span text:style-name="T4">while</text:span></text:span><text:span text:style-name="T2">-Anweisung, die gerade vorgestellt wurde, kennt Python – abgesehen von wenigen Abweichungen — die üblichen Anweisungen zur Ablaufsteuerung, die von anderen Sprachen bekannt sind.</text:span></text:p>
      <text:section text:style-name="Sect1" text:name="if-anweisungen">
        <text:h text:style-name="P15" text:outline-level="2"><text:bookmark text:name="tut-if"/><text:span text:style-name="T6">4.1. </text:span><text:span text:style-name="Source_20_Text"><text:span text:style-name="T5">if</text:span></text:span><text:span text:style-name="T6">-Anweisungen</text:span></text:h>
        <text:p text:style-name="P2"><text:span text:style-name="T2">Ein Beispiel zur </text:span><text:span text:style-name="Source_20_Text"><text:span text:style-name="T4">if</text:span></text:span><text:span text:style-name="T2">-Anweisung</text:span></text:p>
        <text:p text:style-name="P11">&gt;&gt;&gt; x = int(input("Please enter an integer: "))</text:p>
        <text:p text:style-name="P12">Please enter an integer: 42</text:p>
        <text:p text:style-name="P12">&gt;&gt;&gt; if x &lt; 0:</text:p>
        <text:p text:style-name="P12">... <text:s text:c="5"/>x = 0</text:p>
        <text:p text:style-name="P12">... <text:s text:c="5"/>print('Negative changed to zero')</text:p>
        <text:p text:style-name="P12">... elif x == 0:</text:p>
        <text:p text:style-name="P12">... <text:s text:c="5"/>print('Zero')</text:p>
        <text:p text:style-name="P12">... elif x == 1:</text:p>
        <text:p text:style-name="P12">... <text:s text:c="5"/>print('Single')</text:p>
        <text:p text:style-name="P12">... else:</text:p>
        <text:p text:style-name="P12">... <text:s text:c="5"/>print('More')</text:p>
        <text:p text:style-name="P12">...</text:p>
        <text:p text:style-name="P12">More</text:p>
        <text:p text:style-name="P2"><text:span text:style-name="Source_20_Text"><text:span text:style-name="T4">else</text:span></text:span><text:span text:style-name="T2">-Zweig oder </text:span><text:span text:style-name="Source_20_Text"><text:span text:style-name="T4">elif</text:span></text:span><text:span text:style-name="T2">-Zweige sind optional. Im Unterschied zum </text:span><text:span text:style-name="Source_20_Text"><text:span text:style-name="T4">else</text:span></text:span><text:span text:style-name="T2">-Zweig, der nur einmal vorkommen kann, ist eine Abfolge von mehreren </text:span><text:span text:style-name="Source_20_Text"><text:span text:style-name="T4">elif</text:span></text:span><text:span text:style-name="T2">-Zweigen möglich; dadurch lassen sich verschachtelte Einrückungen vermeiden. Eine Abfolge von </text:span><text:span text:style-name="Source_20_Text"><text:span text:style-name="T4">if</text:span></text:span><text:span text:style-name="T2"> ... </text:span><text:span text:style-name="Source_20_Text"><text:span text:style-name="T4">elif</text:span></text:span><text:span text:style-name="T2"> ... </text:span><text:span text:style-name="Source_20_Text"><text:span text:style-name="T4">elif</text:span></text:span><text:span text:style-name="T2">-Zweigen ersetzt die </text:span><text:span text:style-name="Source_20_Text"><text:span text:style-name="T7">switch</text:span></text:span><text:span text:style-name="T2">- oder </text:span><text:span text:style-name="Source_20_Text"><text:span text:style-name="T7">case</text:span></text:span><text:span text:style-name="T2">-Konstrukte anderer Programmiersprachen.</text:span></text:p>
      </text:section>
      <text:section text:style-name="Sect1" text:name="for-anweisungen">
        <text:h text:style-name="P15" text:outline-level="2"><text:bookmark text:name="tut-for"/><text:span text:style-name="T6">4.2. </text:span><text:span text:style-name="Source_20_Text"><text:span text:style-name="T5">for</text:span></text:span><text:span text:style-name="T6">-Anweisungen</text:span></text:h>
        <text:p text:style-name="P2"><text:bookmark text:name="index-0"/><text:span text:style-name="T2">Die </text:span><text:span text:style-name="Source_20_Text"><text:span text:style-name="T4">for</text:span></text:span><text:span text:style-name="T2">-Anweisung in Python unterscheidet sich ein wenig von der, die man von C oder Pascal her kennt. Man kann nicht nur über eine Zahlenfolge iterieren (wie in Pascal) oder lediglich Schrittweite und Abbruchbedingung festlegen (wie in C), sondern über eine beliebige Sequenz (also z. B. eine Liste oder Zeichenkette), und zwar in der Reihenfolge, in der die Elemente in der Sequenz vorkommen. Zum Beispiel:</text:span></text:p>
        <text:p text:style-name="P11">&gt;&gt;&gt; # Die Längen einiger Zeichenketten ermitteln:</text:p>
        <text:p text:style-name="P12">... a = ['Katze', 'Fenster', 'rauswerfen']</text:p>
        <text:p text:style-name="P12">&gt;&gt;&gt; for x in a:</text:p>
        <text:p text:style-name="P12">... <text:s text:c="4"/>print(x, len(x))</text:p>
        <text:p text:style-name="P12">...</text:p>
        <text:p text:style-name="P12">Katze 5</text:p>
        <text:p text:style-name="P12">Fenster 7</text:p>
        <text:p text:style-name="P12">rauswerfen 10</text:p>
        <text:p text:style-name="P3">Vorsicht ist geboten, wenn man versucht, Veränderungen an einer Sequenz vorzunehmen, über die gerade iteriert wird (was natürlich nur bei veränderbaren Sequenztypen, wie etwa Listen, passieren kann). Will man eine Liste verändern, über die man iteriert, um beispielsweise ausgewählte Elemente zu duplizieren, muss man über eine Kopie iterieren. Die Slice-Notation macht dies sehr einfach:</text:p>
        <text:p text:style-name="P11"><text:soft-page-break/>&gt;&gt;&gt; for x in a[:]: # benutze eine Kopie der gesamten Liste</text:p>
        <text:p text:style-name="P12">... <text:s text:c="3"/>if len(x) &gt; 7: a.insert(0, x)</text:p>
        <text:p text:style-name="P12">...</text:p>
        <text:p text:style-name="P12">&gt;&gt;&gt; a</text:p>
        <text:p text:style-name="P12">['rauswerfen', 'Katze', 'Fenster', 'rauswerfen']</text:p>
      </text:section>
      <text:section text:style-name="Sect1" text:name="die-funktion-range">
        <text:h text:style-name="P15" text:outline-level="2"><text:bookmark text:name="tut-range"/><text:span text:style-name="T6">4.3. Die Funktion </text:span><text:span text:style-name="Source_20_Text"><text:span text:style-name="T5">range()</text:span></text:span></text:h>
        <text:p text:style-name="P2"><text:span text:style-name="T2">Wenn man wirklich über eine Zahlenfolge iterieren muss, bietet sich die eingebaute Funktion </text:span><text:span text:style-name="Source_20_Text"><text:span text:style-name="T4">range()</text:span></text:span><text:span text:style-name="T2"> an, die arithmetische Folgen erzeugt.</text:span></text:p>
        <text:p text:style-name="P11">&gt;&gt;&gt; for i in range(5):</text:p>
        <text:p text:style-name="P12">... <text:s text:c="4"/>print(i)</text:p>
        <text:p text:style-name="P12">...</text:p>
        <text:p text:style-name="P12">0</text:p>
        <text:p text:style-name="P12">1</text:p>
        <text:p text:style-name="P12">2</text:p>
        <text:p text:style-name="P12">3</text:p>
        <text:p text:style-name="P12">4</text:p>
        <text:p text:style-name="P2"><text:span text:style-name="T2">Wird nur ein Argument angegeben, so beginnt der erzeugte Bereich bei Null und endet mit dem um 1 kleineren Wert des angegebenen Arguments. </text:span><text:span text:style-name="Source_20_Text"><text:span text:style-name="T7">range(10)</text:span></text:span><text:span text:style-name="T2"> erzeugt die Zahlen von 0 bis einschließlich 9. Das entspricht den gültigen Indizes einer Sequenz mit zehn Elementen. Es ist ebenfalls möglich, den Bereich mit einem anderen Wert als Null zu beginnen oder auch eine bestimmte Schrittweite (</text:span><text:span text:style-name="Emphasis"><text:span text:style-name="T2">step</text:span></text:span><text:span text:style-name="T2">) festzulegen — sogar negative Schrittweiten sind möglich.</text:span></text:p>
        <text:p text:style-name="P11">range(5, 10)</text:p>
        <text:p text:style-name="P13"><text:s text:c="3"/><text:span text:style-name="T1">5 bis 9</text:span></text:p>
        <text:p text:style-name="P14"/>
        <text:p text:style-name="P12">range(0, 10, 3)</text:p>
        <text:p text:style-name="P13"><text:s text:c="3"/><text:span text:style-name="T1">0, 3, 6, 9</text:span></text:p>
        <text:p text:style-name="P14"/>
        <text:p text:style-name="P12">range(-10, -100, -30)</text:p>
        <text:p text:style-name="P13"><text:s text:c="2"/><text:span text:style-name="T1">-10, -40, -70</text:span></text:p>
        <text:p text:style-name="P2"><text:span text:style-name="T2">Will man über die Indizes einer Sequenz iterieren, kann man </text:span><text:span text:style-name="Source_20_Text"><text:span text:style-name="T4">range()</text:span></text:span><text:span text:style-name="T2"> und </text:span><text:span text:style-name="Source_20_Text"><text:span text:style-name="T4">len()</text:span></text:span><text:span text:style-name="T2"> wie folgt kombinieren:</text:span></text:p>
        <text:p text:style-name="P11">&gt;&gt;&gt; a = ['Mary', 'hatte', 'ein', 'kleines', 'Lamm']</text:p>
        <text:p text:style-name="P12">&gt;&gt;&gt; for i in range(len(a)):</text:p>
        <text:p text:style-name="P12">... <text:s text:c="4"/>print(i, a[i])</text:p>
        <text:p text:style-name="P12">...</text:p>
        <text:p text:style-name="P12">0 Mary</text:p>
        <text:p text:style-name="P12">1 hatte</text:p>
        <text:p text:style-name="P12">2 ein</text:p>
        <text:p text:style-name="P12">3 kleines</text:p>
        <text:p text:style-name="P12">4 Lamm</text:p>
        <text:p text:style-name="P2"><text:span text:style-name="T2">Eleganter ist es jedoch, in solchen Fällen die Funktion </text:span><text:span text:style-name="Source_20_Text"><text:span text:style-name="T4">enumerate()</text:span></text:span><text:span text:style-name="T2"> zu benutzen, siehe </text:span><text:a xlink:type="simple" xlink:href="https://py-tutorial-de.readthedocs.io/de/python-3.3/datastructures.html#tut-loopidioms" text:style-name="Internet_20_link" text:visited-style-name="Visited_20_Internet_20_Link"><text:span text:style-name="T8">Schleifentechniken</text:span></text:a><text:span text:style-name="T2">.</text:span></text:p>
        <text:p text:style-name="P2"><text:span text:style-name="T2">Etwas Seltsames passiert, wenn man einfach ein </text:span><text:span text:style-name="Citation"><text:span text:style-name="T2">range</text:span></text:span><text:span text:style-name="T2">-Objekt ausgeben will:</text:span></text:p>
        <text:p text:style-name="P11">&gt;&gt;&gt; print(range(10))</text:p>
        <text:p text:style-name="P12">range(0, 10)</text:p>
        <text:p text:style-name="P2"><text:soft-page-break/><text:span text:style-name="T2">Zwar verhält sich das von </text:span><text:span text:style-name="Source_20_Text"><text:span text:style-name="T4">range()</text:span></text:span><text:span text:style-name="T2"> zurückgegebene Objekt in etwa wie eine Liste, es ist jedoch in Wahrheit keine Liste. </text:span><text:span text:style-name="Source_20_Text"><text:span text:style-name="T4">range()</text:span></text:span><text:span text:style-name="T2"> liefert ein Objekt zurück, das der Reihe nach die einzelnen Zahlen der Folge zurückliefert, die durch die an </text:span><text:span text:style-name="Source_20_Text"><text:span text:style-name="T4">range()</text:span></text:span><text:span text:style-name="T2"> übergebenen Argumente festgelegt wurde. Dadurch lässt sich gegenüber der Erzeugung einer Liste Speicherplatz sparen.</text:span></text:p>
        <text:p text:style-name="P2"><text:span text:style-name="T2">Wir nennen solch ein Objekt </text:span><text:span text:style-name="Emphasis"><text:span text:style-name="T2">Iterable</text:span></text:span><text:span text:style-name="T2">, und es kann überall da eingesetzt werden, wo ein Objekt erwartet wird, das eine Folge von Elementen der Reihe nach “produziert”, bis sein Vorrat erschöpft ist. Beispielsweise fungiert die </text:span><text:span text:style-name="Source_20_Text"><text:span text:style-name="T4">for</text:span></text:span><text:span text:style-name="T2">-Anweisung als ein solcher </text:span><text:span text:style-name="Emphasis"><text:span text:style-name="T2">Iterator</text:span></text:span><text:span text:style-name="T2">. Auch die Funktion </text:span><text:span text:style-name="Source_20_Text"><text:span text:style-name="T4">list()</text:span></text:span><text:span text:style-name="T2"> ist ein solcher Iterator, die als Argument ein Iterable erwartet und eine Liste daraus macht</text:span></text:p>
        <text:p text:style-name="P11">&gt;&gt;&gt; list(range(5))</text:p>
        <text:p text:style-name="P12">[0, 1, 2, 3, 4]</text:p>
        <text:p text:style-name="P3">Später werden noch weitere Funktionen behandelt, die Iterables zurückgeben und Iterables als Argument aufnehmen.</text:p>
      </text:section>
      <text:section text:style-name="Sect1" text:name="break-und-continue-anweisungen-und-der-else-zweig-bei-schleifen">
        <text:h text:style-name="P15" text:outline-level="2"><text:bookmark text:name="tut-break"/><text:span text:style-name="T6">4.4. </text:span><text:span text:style-name="Source_20_Text"><text:span text:style-name="T5">break</text:span></text:span><text:span text:style-name="T6">- und </text:span><text:span text:style-name="Source_20_Text"><text:span text:style-name="T5">continue</text:span></text:span><text:span text:style-name="T6">-Anweisungen und der </text:span><text:span text:style-name="Source_20_Text"><text:span text:style-name="T5">else</text:span></text:span><text:span text:style-name="T6">-Zweig bei Schleifen</text:span></text:h>
        <text:p text:style-name="P2"><text:span text:style-name="T2">Eine </text:span><text:span text:style-name="Source_20_Text"><text:span text:style-name="T4">break</text:span></text:span><text:span text:style-name="T2">-Anweisung in einem Schleifenrumpf bewirkt — wie in C — dass an dieser Stelle mit sofortiger Wirkung die sie unmittelbar umgebende Schleife verlassen wird.</text:span></text:p>
        <text:p text:style-name="P2"><text:span text:style-name="T2">Auch Schleifen-Anweisungen können einen </text:span><text:span text:style-name="Source_20_Text"><text:span text:style-name="T4">else</text:span></text:span><text:span text:style-name="T2">-Zweig haben. Dieser wird genau dann ausgeführt, wenn die Schleife </text:span><text:span text:style-name="Emphasis"><text:span text:style-name="T2">nicht</text:span></text:span><text:span text:style-name="T2"> durch eine </text:span><text:span text:style-name="Source_20_Text"><text:span text:style-name="T4">break</text:span></text:span><text:span text:style-name="T2">-Anweisung abgebrochen wurde. Das folgende Beispiel zur Berechnung von Primzahlen veranschaulicht das.</text:span></text:p>
        <text:p text:style-name="P11">&gt;&gt;&gt; for n in range(2, 10):</text:p>
        <text:p text:style-name="P12">... <text:s text:c="4"/>for x in range(2, n):</text:p>
        <text:p text:style-name="P12">... <text:s text:c="8"/>if n % x == 0:</text:p>
        <text:p text:style-name="P12">... <text:s text:c="12"/>print(n, 'equals', x, '*', n//x)</text:p>
        <text:p text:style-name="P12">... <text:s text:c="12"/>break</text:p>
        <text:p text:style-name="P12">... <text:s text:c="4"/>else:</text:p>
        <text:p text:style-name="P12">... <text:s text:c="8"/># Schleife wurde durchlaufen, ohne dass ein Faktor gefunden wurde</text:p>
        <text:p text:style-name="P12">... <text:s text:c="8"/>print(n, 'is a prime number')</text:p>
        <text:p text:style-name="P12">...</text:p>
        <text:p text:style-name="P12">2 is a prime number</text:p>
        <text:p text:style-name="P12">3 is a prime number</text:p>
        <text:p text:style-name="P12">4 equals 2 * 2</text:p>
        <text:p text:style-name="P12">5 is a prime number</text:p>
        <text:p text:style-name="P12">6 equals 2 * 3</text:p>
        <text:p text:style-name="P12">7 is a prime number</text:p>
        <text:p text:style-name="P12">8 equals 2 * 4</text:p>
        <text:p text:style-name="P12">9 equals 3 * 3</text:p>
        <text:p text:style-name="P2"><text:span text:style-name="T2">(Ja, dieser Code ist korrekt. Schau genau hin: Die </text:span><text:span text:style-name="Source_20_Text"><text:span text:style-name="T7">else</text:span></text:span><text:span text:style-name="T2"> Klausel gehört zur </text:span><text:span text:style-name="Source_20_Text"><text:span text:style-name="T4">for</text:span></text:span><text:span text:style-name="T2">-Schleife, </text:span><text:span text:style-name="Strong_20_Emphasis"><text:span text:style-name="T3">nicht</text:span></text:span><text:span text:style-name="T2"> zur </text:span><text:span text:style-name="Source_20_Text"><text:span text:style-name="T4">if</text:span></text:span><text:span text:style-name="T2">-Anweisung.)</text:span></text:p>
        <text:p text:style-name="P2"><text:soft-page-break/><text:span text:style-name="T2">Wenn die </text:span><text:span text:style-name="Source_20_Text"><text:span text:style-name="T7">else</text:span></text:span><text:span text:style-name="T2"> Klausel bei einer Schleife benutzt wird, hat sie mehr mit dem </text:span><text:span text:style-name="Source_20_Text"><text:span text:style-name="T7">else</text:span></text:span><text:span text:style-name="T2"> einer </text:span><text:span text:style-name="Source_20_Text"><text:span text:style-name="T4">try</text:span></text:span><text:span text:style-name="T2"> Anweisung gemein, als mit dem der </text:span><text:span text:style-name="Source_20_Text"><text:span text:style-name="T4">if</text:span></text:span><text:span text:style-name="T2"> Anweisung: Die </text:span><text:span text:style-name="Source_20_Text"><text:span text:style-name="T7">else</text:span></text:span><text:span text:style-name="T2"> Klausel eines </text:span><text:span text:style-name="Source_20_Text"><text:span text:style-name="T4">try</text:span></text:span><text:span text:style-name="T2"> wird ausgeführt, wenn keine Ausnahme auftritt und die einer Schleife, wenn kein </text:span><text:span text:style-name="Source_20_Text"><text:span text:style-name="T7">break</text:span></text:span><text:span text:style-name="T2"> ausgeführt wird. Mehr Informationen zur </text:span><text:span text:style-name="Source_20_Text"><text:span text:style-name="T4">try</text:span></text:span><text:span text:style-name="T2"> Anweisung und Ausnahmen gibt es unter </text:span><text:a xlink:type="simple" xlink:href="https://py-tutorial-de.readthedocs.io/de/python-3.3/errors.html#tut-handling" text:style-name="Internet_20_link" text:visited-style-name="Visited_20_Internet_20_Link"><text:span text:style-name="T8">Ausnahmen behandeln</text:span></text:a><text:span text:style-name="T2">.</text:span></text:p>
        <text:p text:style-name="P2"><text:span text:style-name="T2">Entsprechend bewirkt die </text:span><text:span text:style-name="Source_20_Text"><text:span text:style-name="T4">continue</text:span></text:span><text:span text:style-name="T2">-Anweisung — ebenso von C entliehen — , dass sofort mit der nächsten Iteration der Schleife fortgefahren wird:</text:span></text:p>
        <text:p text:style-name="P11">&gt;&gt;&gt; for num in range(2, 10):</text:p>
        <text:p text:style-name="P12">... <text:s text:c="4"/>if num % 2 == 0:</text:p>
        <text:p text:style-name="P12">... <text:s text:c="8"/>print("Found an even number", num)</text:p>
        <text:p text:style-name="P12">... <text:s text:c="8"/>continue</text:p>
        <text:p text:style-name="P12">... <text:s text:c="4"/>print("Found a number", num)</text:p>
        <text:p text:style-name="P12">Found an even number 2</text:p>
        <text:p text:style-name="P12">Found a number 3</text:p>
        <text:p text:style-name="P12">Found an even number 4</text:p>
        <text:p text:style-name="P12">Found a number 5</text:p>
        <text:p text:style-name="P12">Found an even number 6</text:p>
        <text:p text:style-name="P12">Found a number 7</text:p>
        <text:p text:style-name="P12">Found an even number 8</text:p>
        <text:p text:style-name="P12">Found a number 9</text:p>
      </text:section>
      <text:section text:style-name="Sect1" text:name="pass-anweisungen">
        <text:h text:style-name="P15" text:outline-level="2"><text:bookmark text:name="tut-pass"/><text:span text:style-name="T6">4.5. </text:span><text:span text:style-name="Source_20_Text"><text:span text:style-name="T5">pass</text:span></text:span><text:span text:style-name="T6">-Anweisungen</text:span></text:h>
        <text:p text:style-name="P2"><text:span text:style-name="T2">Die </text:span><text:span text:style-name="Source_20_Text"><text:span text:style-name="T4">pass</text:span></text:span><text:span text:style-name="T2">-Anweisung tut nichts. Sie wird eingesetzt, wenn syntaktisch eine Anweisung benötigt wird, das Programm jedoch nichts tun soll. Ein Beispiel:</text:span></text:p>
        <text:p text:style-name="P11">&gt;&gt;&gt; while True:</text:p>
        <text:p text:style-name="P12">... <text:s text:c="4"/>pass <text:s/># geschäftiges Warten auf den Tastatur-Interrupt (Strg+C)</text:p>
        <text:p text:style-name="P12">...</text:p>
        <text:p text:style-name="P2"><text:span text:style-name="T2">Auch bei der Erzeugung einer minimalen Klasse kann </text:span><text:span text:style-name="Source_20_Text"><text:span text:style-name="T4">pass</text:span></text:span><text:span text:style-name="T2"> zum Einsatz kommen:</text:span></text:p>
        <text:p text:style-name="P11">&gt;&gt;&gt; class MyEmptyClass:</text:p>
        <text:p text:style-name="P12">... <text:s text:c="4"/>pass</text:p>
        <text:p text:style-name="P12">...</text:p>
        <text:p text:style-name="P2"><text:span text:style-name="Source_20_Text"><text:span text:style-name="T4">pass</text:span></text:span><text:span text:style-name="T2"> lässt sich auch sinnvoll einsetzen als Platzhalter für den Rumpf einer Funktionen oder Schleife bei der “Top-Down”-Programmierung, um so zunächst auf einer abstrakteren Ebene zu denken</text:span></text:p>
        <text:p text:style-name="P11">&gt;&gt;&gt; def initlog(*args):</text:p>
        <text:p text:style-name="P12">... <text:s text:c="4"/>pass <text:s text:c="2"/># Implementieren nicht vergessen!</text:p>
        <text:p text:style-name="P12">...</text:p>
      </text:section>
      <text:section text:style-name="Sect1" text:name="funktionen-definieren">
        <text:h text:style-name="P16" text:outline-level="2"><text:bookmark text:name="tut-functions"/>4.6. Funktionen definieren</text:h>
        <text:p text:style-name="P3">Im folgenden Beispiel wird eine Funktion definiert, die die Fibonacci-Folge bis zu einer beliebigen Grenze ausgibt:</text:p>
        <text:p text:style-name="P11">&gt;&gt;&gt; def fib(n): <text:s text:c="3"/># die Fibonacci-Folge bis n ausgeben</text:p>
        <text:p text:style-name="P12">... <text:s text:c="4"/>"""Print the Fibonacci series up to n."""</text:p>
        <text:p text:style-name="P12">... <text:s text:c="4"/>a, b = 0, 1</text:p>
        <text:p text:style-name="P12">... <text:s text:c="4"/>while a &lt; n:</text:p>
        <text:p text:style-name="P12">... <text:s text:c="8"/>print(a, end=' ')</text:p>
        <text:p text:style-name="P12">... <text:s text:c="8"/>a, b = b, a+b</text:p>
        <text:p text:style-name="P12"><text:soft-page-break/>... <text:s text:c="4"/>print()</text:p>
        <text:p text:style-name="P12">...</text:p>
        <text:p text:style-name="P12">&gt;&gt;&gt; # Jetzt rufen wir die Funktion auf, die wir gerade definiert haben:</text:p>
        <text:p text:style-name="P12">... fib(2000)</text:p>
        <text:p text:style-name="P12">0 1 1 2 3 5 8 13 21 34 55 89 144 233 377 610 987 1597</text:p>
        <text:p text:style-name="P2"><text:bookmark text:name="index-1"/><text:span text:style-name="T2">Das Schlüsselwort </text:span><text:span text:style-name="Source_20_Text"><text:span text:style-name="T4">def</text:span></text:span><text:span text:style-name="T2"> leitet die </text:span><text:span text:style-name="Emphasis"><text:span text:style-name="T2">Definition</text:span></text:span><text:span text:style-name="T2"> einer Funktion ein. Darauf folgt der Funktionsname und eine Auflistung der formalen Parameter, die allerdings auch leer sein kann. Die Anweisungen, die den Funktionskörper bilden, beginnen in der nächsten Zeile und müssen eingerückt sein.</text:span></text:p>
        <text:p text:style-name="P2"><text:span text:style-name="T2">Die erste Anweisung des Funktionskörpers kann auch ein Zeichenkettenliteral sein, ein so genannter Dokumentationsstring der Funktion, auch </text:span><text:span text:style-name="Emphasis"><text:span text:style-name="T2">Docstring</text:span></text:span><text:span text:style-name="T2"> genannt. (Mehr zu Docstrings kann im Abschnitt </text:span><text:a xlink:type="simple" xlink:href="https://py-tutorial-de.readthedocs.io/de/python-3.3/controlflow.html#tut-docstrings" text:style-name="Internet_20_link" text:visited-style-name="Visited_20_Internet_20_Link"><text:span text:style-name="T8">Dokumentationsstrings</text:span></text:a><text:span text:style-name="T2"> nachgelesen werden.) Es gibt Werkzeuge, die Docstrings verwenden, um automatisch Online-Dokumentation oder gedruckte Dokumentation zu erzeugen oder es dem Anwender ermöglichen, interaktiv den Code zu durchsuchen. Die Verwendung von Docstrings ist eine gute Konvention, an die man sich bei der Programmierung nach Möglichkeit halten sollte.</text:span></text:p>
        <text:p text:style-name="P2"><text:span text:style-name="T2">Beim </text:span><text:span text:style-name="Emphasis"><text:span text:style-name="T2">Aufruf</text:span></text:span><text:span text:style-name="T2"> einer Funktion kommt es zur Bildung eines lokalen Namensraums, der sich auf alle Bezeichner erstreckt, die im Funktionsrumpf (durch Zuweisung oder als Elemente der Parameterliste) neu definiert werden. Diese Bezeichner werden mit den ihnen zugeordneten Objekten in einer lokalen Symboltabelle abgelegt.</text:span></text:p>
        <text:p text:style-name="P2"><text:span text:style-name="T2">Wenn im Funktionsrumpf ein Bezeichner vorkommt, wird der Name zunächst in der lokalen Symboltabelle gesucht, danach in den lokalen Symboltabellen der umgebenden Funktionen, dann in der globalen Symboltabelle und schließlich in der Symboltabelle der eingebauten Namen. Darum ist es ohne weiteres nicht möglich, einer globalen Variablen innerhalb des lokalen Namensraums einer Funktion einen Wert zuzuweisen. Dadurch würde stattdessen eine neue, namensgleiche lokale Variable definiert, die die namensgleiche globale Variable überdeckt und dadurch auch den lesenden Zugriff auf diese globale Variable verhindert. Ein lesender Zugriff auf globale Variablen ist ansonsten immer möglich, ein schreibender Zugriff nur unter Verwendung der </text:span><text:span text:style-name="Source_20_Text"><text:span text:style-name="T4">global</text:span></text:span><text:span text:style-name="T2">-Anweisung.</text:span></text:p>
        <text:p text:style-name="P2"><text:span text:style-name="T2">Die konkreten Parameter (Argumente), die beim Funktionsaufruf übergeben werden, werden den formalen Parametern der Parameterliste zugeordnet und gehören damit zur lokalen Symboltabelle der Funktion. Das heißt, Argumente werden über </text:span><text:span text:style-name="Emphasis"><text:span text:style-name="T2">call by value</text:span></text:span><text:span text:style-name="T2"> übergeben (wobei der </text:span><text:span text:style-name="Emphasis"><text:span text:style-name="T2">Wert</text:span></text:span><text:span text:style-name="T2"> allerdings immer eine </text:span><text:span text:style-name="Emphasis"><text:span text:style-name="T2">Referenz</text:span></text:span><text:span text:style-name="T2"> auf ein Objekt ist, nicht der Wert des Objektes selbst) </text:span><text:bookmark text:name="id1"/><text:a xlink:type="simple" xlink:href="https://py-tutorial-de.readthedocs.io/de/python-3.3/controlflow.html#id2" text:style-name="Internet_20_link" text:visited-style-name="Visited_20_Internet_20_Link"><text:span text:style-name="T10">[1]</text:span></text:a><text:span text:style-name="T2">. Wenn eine Funktion eine andere Funktion aufruft, wird eine neue lokale Symboltabelle für diesen Aufruf erzeugt.</text:span></text:p>
        <text:p text:style-name="P3">Eine Funktionsdefinition fügt den Funktionsnamen in die lokale Symboltabelle ein. Der Wert des Funktionsnamens hat einen Typ, der vom Interpreter als benutzerdefinierte <text:soft-page-break/>Funktion erkannt wird. Dieser Wert kann einem anderen Namen zugewiesen werden, der dann ebenfalls als Funktion genutzt werden kann und so als Möglichkeit zur Umbenennung dient.</text:p>
        <text:p text:style-name="P11">&gt;&gt;&gt; fib</text:p>
        <text:p text:style-name="P12">&lt;function fib at 10042ed0&gt;</text:p>
        <text:p text:style-name="P12">&gt;&gt;&gt; f = fib</text:p>
        <text:p text:style-name="P12">&gt;&gt;&gt; f(100)</text:p>
        <text:p text:style-name="P12">0 1 1 2 3 5 8 13 21 34 55 89</text:p>
        <text:p text:style-name="P2"><text:span text:style-name="T2">Wer Erfahrung mit anderen Programmiersprachen hat, wird vielleicht einwenden, dass </text:span><text:span text:style-name="Source_20_Text"><text:span text:style-name="T7">fib</text:span></text:span><text:span text:style-name="T2"> gar keine Funktion, sondern eine Prozedur ist, da sie keinen Wert zurückgibt. Tatsächlich geben aber auch Funktionen </text:span><text:span text:style-name="Emphasis"><text:span text:style-name="T2">ohne</text:span></text:span><text:span text:style-name="T2"> eine </text:span><text:span text:style-name="Source_20_Text"><text:span text:style-name="T4">return</text:span></text:span><text:span text:style-name="T2">-Anweisung einen Wert zurück, wenn auch einen eher langweiligen, nämlich den eingebauten Namen </text:span><text:span text:style-name="Source_20_Text"><text:span text:style-name="T7">None</text:span></text:span><text:span text:style-name="T2"> (“nichts”). Die Ausgabe des Wertes </text:span><text:span text:style-name="Source_20_Text"><text:span text:style-name="T7">None</text:span></text:span><text:span text:style-name="T2"> wird normalerweise vom Interpreter unterdrückt, wenn es der einzige Wert wäre, der ausgegeben wird. Möchte man ihn sehen, kann man ihn mittels </text:span><text:span text:style-name="Source_20_Text"><text:span text:style-name="T4">print()</text:span></text:span><text:span text:style-name="T2"> sichtbar machen.:</text:span></text:p>
        <text:p text:style-name="P11">&gt;&gt;&gt; fib(0)</text:p>
        <text:p text:style-name="P12">&gt;&gt;&gt; print(fib(0))</text:p>
        <text:p text:style-name="P12">None</text:p>
        <text:p text:style-name="P3">Statt eine Abfolge von Zahlen in einer Funktion auszugeben, kann man auch eine Liste dieser Zahlen als Objekt zurückliefern.</text:p>
        <text:p text:style-name="P11">&gt;&gt;&gt; def fib2(n): # gibt die Fibonacci-Folge bis <text:s/>n zurück</text:p>
        <text:p text:style-name="P12">... <text:s text:c="4"/>"""Return a list containing the Fibonacci series up to n."""</text:p>
        <text:p text:style-name="P12">... <text:s text:c="4"/>result = list()</text:p>
        <text:p text:style-name="P12">... <text:s text:c="4"/>a, b = 0, 1</text:p>
        <text:p text:style-name="P12">... <text:s text:c="4"/>while a &lt; n:</text:p>
        <text:p text:style-name="P12">... <text:s text:c="8"/>result.append(a) <text:s text:c="3"/># siehe unten</text:p>
        <text:p text:style-name="P12">... <text:s text:c="8"/>a, b = b, a + b</text:p>
        <text:p text:style-name="P12">... <text:s text:c="4"/>return result</text:p>
        <text:p text:style-name="P12">...</text:p>
        <text:p text:style-name="P12">&gt;&gt;&gt; f100 = fib2(100) <text:s text:c="3"/># ruf es auf</text:p>
        <text:p text:style-name="P12">&gt;&gt;&gt; f100 <text:s text:c="15"/># gib das Ergebnis aus</text:p>
        <text:p text:style-name="P12">[0, 1, 1, 2, 3, 5, 8, 13, 21, 34, 55, 89]</text:p>
        <text:p text:style-name="P3">Dieses Beispiel zeigt einige neue Eigenschaften von Python:</text:p>
        <text:list xml:id="list3983125246" text:style-name="L1">
          <text:list-item>
            <text:p text:style-name="P7"><text:span text:style-name="T2">Die </text:span><text:span text:style-name="Source_20_Text"><text:span text:style-name="T4">return</text:span></text:span><text:span text:style-name="T2">-Anweisung gibt einen Wert von einer Funktion zurück. Ohne einen Ausdruck als Argument gibt </text:span><text:span text:style-name="Source_20_Text"><text:span text:style-name="T4">return</text:span></text:span><text:span text:style-name="T2"> </text:span><text:span text:style-name="Source_20_Text"><text:span text:style-name="T7">None</text:span></text:span><text:span text:style-name="T2"> zurück; das gleiche gilt, wenn eine </text:span><text:span text:style-name="Source_20_Text"><text:span text:style-name="T4">return</text:span></text:span><text:span text:style-name="T2">-Anweisung fehlt.</text:span></text:p>
          </text:list-item>
          <text:list-item>
            <text:p text:style-name="P7"><text:span text:style-name="T2">Die Anweisung </text:span><text:span text:style-name="Source_20_Text"><text:span text:style-name="T7">result.append(a)</text:span></text:span><text:span text:style-name="T2"> ruft eine </text:span><text:span text:style-name="Emphasis"><text:span text:style-name="T2">Methode</text:span></text:span><text:span text:style-name="T2"> des Listenobjektes in </text:span><text:span text:style-name="Source_20_Text"><text:span text:style-name="T7">result</text:span></text:span><text:span text:style-name="T2"> auf. Eine Methode ist eine Funktion, die zu einem Objekt ‘gehört’ und wird mittels Punktnotation (</text:span><text:span text:style-name="Source_20_Text"><text:span text:style-name="T7">obj.methodname</text:span></text:span><text:span text:style-name="T2">) dargestellt. Dabei ist </text:span><text:span text:style-name="Source_20_Text"><text:span text:style-name="T7">obj</text:span></text:span><text:span text:style-name="T2"> irgendein Objekt (es kann auch ein Ausdruck sein) und </text:span><text:span text:style-name="Source_20_Text"><text:span text:style-name="T7">methodname</text:span></text:span><text:span text:style-name="T2"> der Name einer Methode, die vom Typ des Objektes definiert wird. Unterschiedliche Typen definieren verschiedene Methoden. Methoden verschiedener Typen können denselben Namen haben ohne doppeldeutig zu sein. (Es ist auch möglich, eigene Objekttypen zu erstellen, indem man </text:span><text:span text:style-name="Emphasis"><text:span text:style-name="T2">Klassen</text:span></text:span><text:span text:style-name="T2"> benutzt, </text:span><text:soft-page-break/><text:span text:style-name="T2">siehe </text:span><text:a xlink:type="simple" xlink:href="https://py-tutorial-de.readthedocs.io/de/python-3.3/classes.html#tut-classes" text:style-name="Internet_20_link" text:visited-style-name="Visited_20_Internet_20_Link"><text:span text:style-name="T8">Klassen</text:span></text:a><text:span text:style-name="T2">.) Die Methode </text:span><text:span text:style-name="Source_20_Text"><text:span text:style-name="T4">append()</text:span></text:span><text:span text:style-name="T2">, die im Beispiel gezeigt wird, ist für Listenobjekte definiert. Sie hängt ein neues Element an das Ende der Liste an. Im Beispiel ist es äquivalent zu </text:span><text:span text:style-name="Source_20_Text"><text:span text:style-name="T7">result = result + [a]</text:span></text:span><text:span text:style-name="T2">, aber effizienter.</text:span></text:p>
          </text:list-item>
        </text:list>
      </text:section>
      <text:section text:style-name="Sect1" text:name="mehr-zum-definieren-von-funktion">
        <text:h text:style-name="P16" text:outline-level="2">4.7. Mehr zum Definieren von Funktion</text:h>
        <text:p text:style-name="P3">Funktionen lassen sich auch mit einer variablen Anzahl von Argumenten definieren. Dabei sind drei Varianten zu unterscheiden, die auch kombiniert werden können.</text:p>
        <text:section text:style-name="Sect1" text:name="standardwerte-fur-argumente">
          <text:h text:style-name="P17" text:outline-level="3"><text:bookmark text:name="tut-defaultargs"/>4.7.1. Standardwerte für Argumente</text:h>
          <text:p text:style-name="P3">Die nützlichste Variante ist, einen Standardwert für ein oder mehrere Argumente anzugeben. Das erzeugt eine Funktion, die mit weniger Argumenten aufgerufen werden kann, als sie definitionsgemäß erlaubt. Zum Beispiel:</text:p>
          <text:p text:style-name="P11">def ask_ok(prompt, retries=4, complaint='Bitte Ja oder Nein!'):</text:p>
          <text:p text:style-name="P13"><text:s text:c="3"/><text:span text:style-name="T1">while True:</text:span></text:p>
          <text:p text:style-name="P13"><text:s text:c="7"/><text:span text:style-name="T1">ok = input(prompt)</text:span></text:p>
          <text:p text:style-name="P13"><text:s text:c="7"/><text:span text:style-name="T1">if ok in ('j', 'J', 'ja', 'Ja'): return True</text:span></text:p>
          <text:p text:style-name="P13"><text:s text:c="7"/><text:span text:style-name="T1">if ok in ('n', 'N', 'ne', 'Ne', 'Nein'): return False</text:span></text:p>
          <text:p text:style-name="P13"><text:s text:c="7"/><text:span text:style-name="T1">retries = retries - 1</text:span></text:p>
          <text:p text:style-name="P13"><text:s text:c="7"/><text:span text:style-name="T1">if retries &lt; 0:</text:span></text:p>
          <text:p text:style-name="P13"><text:s text:c="11"/><text:span text:style-name="T1">raise IOError('Benutzer abgelehnt!')</text:span></text:p>
          <text:p text:style-name="P13"><text:s text:c="7"/><text:span text:style-name="T1">print(complaint)</text:span></text:p>
          <text:p text:style-name="P3">Diese Funktion könnte auf mehrere Arten aufgerufen werden:</text:p>
          <text:list xml:id="list625972706" text:style-name="L2">
            <text:list-item>
              <text:p text:style-name="P8"><text:span text:style-name="T2">Indem man nur das vorgeschriebene Argument übergibt: </text:span><text:span text:style-name="Source_20_Text"><text:span text:style-name="T7">ask_ok("Willst du wirklich aufhören?")</text:span></text:span></text:p>
            </text:list-item>
            <text:list-item>
              <text:p text:style-name="P8"><text:span text:style-name="T2">Indem man zusätzlich ein optionales Argument übergibt: </text:span><text:span text:style-name="Source_20_Text"><text:span text:style-name="T7">ask_ok("Willst du die Datei überschreiben?", 2)</text:span></text:span></text:p>
            </text:list-item>
            <text:list-item>
              <text:p text:style-name="P8"><text:span text:style-name="T2">Oder indem man sogar alle übergibt: </text:span><text:span text:style-name="Source_20_Text"><text:span text:style-name="T7">ask_ok("Willst du die Datei überschreiben?", 2, "Komm schon, nur Ja oder Nein")</text:span></text:span></text:p>
            </text:list-item>
          </text:list>
          <text:p text:style-name="P2"><text:span text:style-name="T2">Das Beispiel führt auch noch das Schlüsselwort </text:span><text:span text:style-name="Source_20_Text"><text:span text:style-name="T4">in</text:span></text:span><text:span text:style-name="T2"> ein. Dieses überprüft ob ein gegebener Wert in einer Sequenz gegeben ist.</text:span></text:p>
          <text:p text:style-name="P2"><text:span text:style-name="T2">Die Standardwerte werden zum Zeitpunkt der Funktionsdefinition im </text:span><text:span text:style-name="Emphasis"><text:span text:style-name="T2">definierenden</text:span></text:span><text:span text:style-name="T2"> Gültigkeitsbereich ausgewertet, so dass:</text:span></text:p>
          <text:p text:style-name="P11">i = 5</text:p>
          <text:p text:style-name="P14"/>
          <text:p text:style-name="P12">def f(arg=i):</text:p>
          <text:p text:style-name="P13"><text:s text:c="3"/><text:span text:style-name="T1">print(arg)</text:span></text:p>
          <text:p text:style-name="P14"><text:soft-page-break/></text:p>
          <text:p text:style-name="P12">i = 6</text:p>
          <text:p text:style-name="P12">f()</text:p>
          <text:p text:style-name="P2"><text:span text:style-name="Source_20_Text"><text:span text:style-name="T7">5</text:span></text:span><text:span text:style-name="T2"> ausgeben wird.</text:span></text:p>
          <text:p text:style-name="P2"><text:span text:style-name="Strong_20_Emphasis"><text:span text:style-name="T3">Wichtige Warnung</text:span></text:span><text:span text:style-name="T2">: Der Standardwert wird nur </text:span><text:span text:style-name="Emphasis"><text:span text:style-name="T2">einmal</text:span></text:span><text:span text:style-name="T2"> ausgewertet. Das macht einen Unterschied, wenn der Standardwert veränderbares Objekt, wie beispielsweise eine Liste, ein Dictionary oder Instanzen der meisten Klassen, ist. Zum Beispiel häuft die folgende Funktion alle Argumente an, die ihr in aufeinanderfolgenden Aufrufen übergeben wurden:</text:span></text:p>
          <text:p text:style-name="P11">def f(a, L=[]):</text:p>
          <text:p text:style-name="P13"><text:s text:c="3"/><text:span text:style-name="T1">L.append(a)</text:span></text:p>
          <text:p text:style-name="P13"><text:s text:c="3"/><text:span text:style-name="T1">return L</text:span></text:p>
          <text:p text:style-name="P14"/>
          <text:p text:style-name="P12">print(f(1))</text:p>
          <text:p text:style-name="P12">print(f(2))</text:p>
          <text:p text:style-name="P12">print(f(3))</text:p>
          <text:p text:style-name="P3">Und sie gibt folgendes aus:</text:p>
          <text:p text:style-name="P11">[1]</text:p>
          <text:p text:style-name="P12">[1, 2]</text:p>
          <text:p text:style-name="P12">[1, 2, 3]</text:p>
          <text:p text:style-name="P3">Wenn man nicht will, dass der Standardwert von aufeinanderfolgenden Aufrufen gemeinsam benutzt wird, kann man die Funktion folgendermaßen umschreiben:</text:p>
          <text:p text:style-name="P11">def f(a, L=None):</text:p>
          <text:p text:style-name="P13"><text:s text:c="4"/><text:span text:style-name="T1">if L is None:</text:span></text:p>
          <text:p text:style-name="P13"><text:s text:c="8"/><text:span text:style-name="T1">L = []</text:span></text:p>
          <text:p text:style-name="P13"><text:s text:c="4"/><text:span text:style-name="T1">L.append(a)</text:span></text:p>
          <text:p text:style-name="P13"><text:s text:c="4"/><text:span text:style-name="T1">return L</text:span></text:p>
        </text:section>
        <text:section text:style-name="Sect1" text:name="schlusselwortargumente">
          <text:h text:style-name="P18" text:outline-level="3"><text:bookmark text:name="tut-keywordargs"/>4.7.2. Schlüsselwortargumente</text:h>
          <text:p text:style-name="P2"><text:span text:style-name="T2">Funktionen können auch mit </text:span><text:a xlink:type="simple" xlink:href="https://py-tutorial-de.readthedocs.io/de/python-3.3/glossary.html#term-keyword-argument" text:style-name="Internet_20_link" text:visited-style-name="Visited_20_Internet_20_Link"><text:span text:style-name="T8">Schlüsselwortargumenten</text:span></text:a><text:span text:style-name="T2"> in der Form </text:span><text:span text:style-name="Source_20_Text"><text:span text:style-name="T7">Schlüsselwort=Wert</text:span></text:span><text:span text:style-name="T2"> aufgerufen werden. Zum Beispiel die folgende Funktion:</text:span></text:p>
          <text:p text:style-name="P11">def parrot(voltage, state='völlig steif', action='fliegen', type='norwegische Blauling'):</text:p>
          <text:p text:style-name="P13"><text:s text:c="4"/><text:span text:style-name="T1">print("-- Der Vogel würde selbst dann nicht", action, end=' ')</text:span></text:p>
          <text:p text:style-name="P13"><text:s text:c="4"/><text:span text:style-name="T1">print("selbst wenn Sie ihm ", voltage, "Volt durch den Schnabel jagen täten")</text:span></text:p>
          <text:p text:style-name="P13"><text:s text:c="4"/><text:span text:style-name="T1">print("-- Ganz erstaunlicher Vogel, der", type, "! Wunderhübsche Federn!")</text:span></text:p>
          <text:p text:style-name="P13"><text:s text:c="4"/><text:span text:style-name="T1">print("-- Er is", state, "!")</text:span></text:p>
          <text:p text:style-name="P2"><text:span text:style-name="T2">mindestens ein Argument (</text:span><text:span text:style-name="Source_20_Text"><text:span text:style-name="T7">voltage</text:span></text:span><text:span text:style-name="T2">) akzeptiert drei optionale Argumente (</text:span><text:span text:style-name="Source_20_Text"><text:span text:style-name="T7">state</text:span></text:span><text:span text:style-name="T2">, </text:span><text:span text:style-name="Source_20_Text"><text:span text:style-name="T7">action</text:span></text:span><text:span text:style-name="T2"> und </text:span><text:span text:style-name="Source_20_Text"><text:span text:style-name="T7">type</text:span></text:span><text:span text:style-name="T2">) und kann mit allen folgenden Varianten aufgerufen werden:</text:span></text:p>
          <text:p text:style-name="P11">parrot(4000)</text:p>
          <text:p text:style-name="P12">parrot(action = 'VOOOOOM', voltage = 1000000)</text:p>
          <text:p text:style-name="P12">parrot('Viertausend', state = 'an den Gänseblümchen riechen')</text:p>
          <text:p text:style-name="P12">parrot('eine Million', 'keine Spur leben', 'springen')</text:p>
          <text:p text:style-name="P3">die folgenden Aufrufe wären allerdings alle ungültig:</text:p>
          <text:p text:style-name="P11">parrot() <text:s text:c="20"/># das benötigte Argument fehlt</text:p>
          <text:p text:style-name="P12">parrot(voltage=5.0, 'tot') <text:s text:c="2"/># auf ein Schlüsselwortargument folgt ein normales</text:p>
          <text:p text:style-name="P12">parrot(110, voltage=220) <text:s text:c="4"/># doppelter Wert für ein Argument</text:p>
          <text:p text:style-name="P12">parrot(actor='John Cleese') <text:s/># unbekanntes Schlüsselwort</text:p>
          <text:p text:style-name="P2"><text:soft-page-break/><text:span text:style-name="T2">Bei einem Funktionsaufruf müssen Schlüsselwortargumente nach positionsabhängigen Argumenten kommen. Alle übergebenen Schlüsselwortargumente müssen jeweils auf eines der Argumente passen, die die Funktion akzeptiert (beispielsweise ist </text:span><text:span text:style-name="Source_20_Text"><text:span text:style-name="T7">actor</text:span></text:span><text:span text:style-name="T2"> kein gültiges Argument für die </text:span><text:span text:style-name="Source_20_Text"><text:span text:style-name="T7">parrot</text:span></text:span><text:span text:style-name="T2"> Funktion), wobei ihre Reihenfolge aber unwichtig ist. Das gilt auch für nicht-optionale Argumente (beispielsweise ist </text:span><text:span text:style-name="Source_20_Text"><text:span text:style-name="T7">parrot(voltage=1000)</text:span></text:span><text:span text:style-name="T2"> auch gültig). Kein Argument darf mehr als einen Wert zugewiesen bekommen. Ein Beispiel, das wegen dieser Einschränkung scheitert:</text:span></text:p>
          <text:p text:style-name="P11">&gt;&gt;&gt; def function(a):</text:p>
          <text:p text:style-name="P12">... <text:s text:c="4"/>pass</text:p>
          <text:p text:style-name="P12">...</text:p>
          <text:p text:style-name="P12">&gt;&gt;&gt; function(0, a=0)</text:p>
          <text:p text:style-name="P12">Traceback (most recent call last):</text:p>
          <text:p text:style-name="P13"><text:s/><text:span text:style-name="T1">File "&lt;stdin&gt;", line 1, in ?</text:span></text:p>
          <text:p text:style-name="P12">TypeError: function() got multiple values for keyword argument 'a'</text:p>
          <text:p text:style-name="P2"><text:span text:style-name="T2">Ist ein Parameter der Form </text:span><text:span text:style-name="Source_20_Text"><text:span text:style-name="T7">**name</text:span></text:span><text:span text:style-name="T2"> in der Definition enthalten, bekommt dieser ein Dictionary (siehe </text:span><text:a xlink:type="simple" xlink:href="http://docs.python.org/3.3/library/stdtypes.html#typesmapping" text:style-name="Internet_20_link" text:visited-style-name="Visited_20_Internet_20_Link"><text:span text:style-name="T8">Mapping Types</text:span></text:a><text:span text:style-name="T2">), das alle Schlüsselwortargumente enthält, bis auf die, die in der Definition vorkommen. Dies kann mit einem Parameter der Form </text:span><text:span text:style-name="Source_20_Text"><text:span text:style-name="T7">*name</text:span></text:span><text:span text:style-name="T2">, der im nächsten Unterabschnitt beschrieben wird, kombiniert werden. Dieser bekommt ein Tupel, das alle positionsabhängigen Argumente enthält, die über die Anzahl der definierten hinausgehe. (</text:span><text:span text:style-name="Source_20_Text"><text:span text:style-name="T7">*name</text:span></text:span><text:span text:style-name="T2"> muss aber vor </text:span><text:span text:style-name="Source_20_Text"><text:span text:style-name="T7">**name</text:span></text:span><text:span text:style-name="T2"> kommen.) Wenn wir zum Beispiel eine Funktion wie diese definieren:</text:span></text:p>
          <text:p text:style-name="P11">def cheeseshop(kind, *arguments, **keywords):</text:p>
          <text:p text:style-name="P13"><text:s text:c="4"/><text:span text:style-name="T1">print("-- Haben sie", kind, "?")</text:span></text:p>
          <text:p text:style-name="P13"><text:s text:c="4"/><text:span text:style-name="T1">print("-- Tut mir leid,", kind, "ist leider gerade aus.")</text:span></text:p>
          <text:p text:style-name="P13"><text:s text:c="4"/><text:span text:style-name="T1">for arg in arguments:</text:span></text:p>
          <text:p text:style-name="P13"><text:s text:c="8"/><text:span text:style-name="T1">print(arg)</text:span></text:p>
          <text:p text:style-name="P13"><text:s text:c="4"/><text:span text:style-name="T1">print("-" * 40)</text:span></text:p>
          <text:p text:style-name="P13"><text:s text:c="4"/><text:span text:style-name="T1">keys = sorted(keywords.keys())</text:span></text:p>
          <text:p text:style-name="P13"><text:s text:c="4"/><text:span text:style-name="T1">for kw in keys:</text:span></text:p>
          <text:p text:style-name="P13"><text:s text:c="8"/><text:span text:style-name="T1">print(kw, ":", keywords[kw])</text:span></text:p>
          <text:p text:style-name="P3">könnte sie so aufgerufen werden:</text:p>
          <text:p text:style-name="P11">cheeseshop("Limburger", "Der ist sehr flüssig, mein Herr.",</text:p>
          <text:p text:style-name="P13"><text:s text:c="10"/><text:span text:style-name="T1">"Der ist wirklich sehr, SEHR flüssig, mein Herr.",</text:span></text:p>
          <text:p text:style-name="P13"><text:s text:c="10"/><text:span text:style-name="T1">shopkeeper="Michael Palin",</text:span></text:p>
          <text:p text:style-name="P13"><text:s text:c="10"/><text:span text:style-name="T1">client="John Cleese",</text:span></text:p>
          <text:p text:style-name="P13"><text:s text:c="10"/><text:span text:style-name="T1">sketch="Cheese Shop Sketch")</text:span></text:p>
          <text:p text:style-name="P3">und natürlich würde sie folgendes ausgeben:</text:p>
          <text:p text:style-name="P11">-- Haben sie Limburger ?</text:p>
          <text:p text:style-name="P12">-- Tut mir leid, Limburger ist leider gerade aus.</text:p>
          <text:p text:style-name="P12">Der ist sehr flüssig, mein Herr.</text:p>
          <text:p text:style-name="P12">Der ist wirklich sehr, SEHR flüssig, mein Herr.</text:p>
          <text:p text:style-name="P12">----------------------------------------</text:p>
          <text:p text:style-name="P12">client : John Cleese</text:p>
          <text:p text:style-name="P12">shopkeeper : Michael Palin</text:p>
          <text:p text:style-name="P12">sketch : Cheese Shop Sketch</text:p>
          <text:p text:style-name="P2"><text:soft-page-break/><text:span text:style-name="T2">Man beachte, dass die Liste der Schlüsselwortargumente erzeugt wird, indem das Ergebnis der Methode </text:span><text:span text:style-name="Source_20_Text"><text:span text:style-name="T4">keys()</text:span></text:span><text:span text:style-name="T2"> sortiert wird, bevor dessen Inhalt ausgegeben wird. Tut man das nicht, ist die Reihenfolge der Ausgabe undefiniert.</text:span></text:p>
        </text:section>
        <text:section text:style-name="Sect1" text:name="beliebig-lange-argumentlisten">
          <text:h text:style-name="P18" text:outline-level="3"><text:bookmark text:name="tut-arbitraryargs"/>4.7.3. Beliebig lange Argumentlisten</text:h>
          <text:p text:style-name="P2"><text:bookmark text:name="index-2"/><text:span text:style-name="T2">Die am wenigsten gebräuchliche Möglichkeit ist schließlich, festzulegen, dass eine Funktion mit einer beliebigen Zahl von Argumenten aufgerufen werden kann, die dann in ein Tupel (siehe </text:span><text:a xlink:type="simple" xlink:href="https://py-tutorial-de.readthedocs.io/de/python-3.3/datastructures.html#tut-tuples" text:style-name="Internet_20_link" text:visited-style-name="Visited_20_Internet_20_Link"><text:span text:style-name="T8">Tupel und Sequenzen</text:span></text:a><text:span text:style-name="T2">) verpackt werden. Vor diesem speziellen Argument kann eine beliebige Menge normaler Argumente vorkommen.</text:span></text:p>
          <text:p text:style-name="P11">def write_multiple_items(file, separator, *args):</text:p>
          <text:p text:style-name="P13"><text:s text:c="4"/><text:span text:style-name="T1">file.write(separator.join(args))</text:span></text:p>
          <text:p text:style-name="P2"><text:span text:style-name="T2">Normalerweise wird dieses spezielle Argument an das Ende der Argumentliste gesetzt, weil es alle verbleibenden Argumente, mit denen die Funktion aufgerufen wird, aufnimmt. Alle Argumente, die in der Definition auf ein </text:span><text:span text:style-name="Source_20_Text"><text:span text:style-name="T7">*args</text:span></text:span><text:span text:style-name="T2"> folgen, sind nur durch Schlüsselwortargumente zu übergeben (</text:span><text:span text:style-name="Emphasis"><text:span text:style-name="T2">‘keyword-only’</text:span></text:span><text:span text:style-name="T2">) und nicht durch positionsabhängige.</text:span></text:p>
          <text:p text:style-name="P11">&gt;&gt;&gt; def concat(*args, sep="/"):</text:p>
          <text:p text:style-name="P12">... <text:s text:c="3"/>return sep.join(args)</text:p>
          <text:p text:style-name="P12">...</text:p>
          <text:p text:style-name="P12">&gt;&gt;&gt; concat("Erde", "Mars", "Venus")</text:p>
          <text:p text:style-name="P12">'Erde/Mars/Venus'</text:p>
          <text:p text:style-name="P12">&gt;&gt;&gt; concat("Erde", "Mars", "Venus", sep=".")</text:p>
          <text:p text:style-name="P12">'Erde.Mars.Venus'</text:p>
        </text:section>
        <text:section text:style-name="Sect1" text:name="argumentlisten-auspacken">
          <text:h text:style-name="P18" text:outline-level="3"><text:bookmark text:name="tut-unpacking-arguments"/>4.7.4. Argumentlisten auspacken</text:h>
          <text:p text:style-name="P2"><text:span text:style-name="T2">Die umgekehrte Situation ereignet sich, wenn die Argumente schon in einer Liste oder einem Tupel stecken, aber für einen Funktionsaufruf ausgepackt werden müssen, der separate positionsabhängige Argumente erfordert. Zum Beispiel erwartet die eingebaute Funktion </text:span><text:span text:style-name="Source_20_Text"><text:span text:style-name="T4">range()</text:span></text:span><text:span text:style-name="T2"> getrennte Argumente für </text:span><text:span text:style-name="Emphasis"><text:span text:style-name="T2">Start</text:span></text:span><text:span text:style-name="T2"> und </text:span><text:span text:style-name="Emphasis"><text:span text:style-name="T2">Stop</text:span></text:span><text:span text:style-name="T2">. Wenn sie aber nicht getrennt vorhanden sind, kann man im Funktionsaufruf den </text:span><text:span text:style-name="Source_20_Text"><text:span text:style-name="T7">*</text:span></text:span><text:span text:style-name="T2">-Operator benutzen, um die Argumente aus einer Liste oder einem Tupel auszupacken.</text:span></text:p>
          <text:p text:style-name="P11">&gt;&gt;&gt; list(range(3, 6)) <text:s text:c="2"/># normaler Aufruf mit getrennten Argumenten</text:p>
          <text:p text:style-name="P12">[3, 4, 5]</text:p>
          <text:p text:style-name="P12">&gt;&gt;&gt; args = [3, 6]</text:p>
          <text:p text:style-name="P12">&gt;&gt;&gt; list(range(*args)) <text:s/># Aufruf mit Argumenten, die aus einer Liste ausgepackt werden</text:p>
          <text:p text:style-name="P12">[3, 4, 5]</text:p>
          <text:p text:style-name="P2"><text:bookmark text:name="index-3"/><text:span text:style-name="T2">Analog können Dictionaries Schlüsselwortargumente mit dem </text:span><text:span text:style-name="Source_20_Text"><text:span text:style-name="T7">**</text:span></text:span><text:span text:style-name="T2">-Operator bereitstellen:</text:span></text:p>
          <text:p text:style-name="P11">&gt;&gt;&gt; def parrot(voltage, state=' völlig steif',</text:p>
          <text:p text:style-name="P12">... <text:s text:c="3"/>action='fliegen', type='norwegische Blauling'):</text:p>
          <text:p text:style-name="P12">... <text:s text:c="3"/>print("-- Der Vogel würde selbst dann nicht", action, end=' ')</text:p>
          <text:p text:style-name="P12">... <text:s text:c="3"/>print("selbst wenn Sie ihm ", voltage, "Volt durch den Schnabel jagen täten.")</text:p>
          <text:p text:style-name="P12">... <text:s text:c="3"/>print("-- Er is", state, "!")</text:p>
          <text:p text:style-name="P14"/>
          <text:p text:style-name="P12">&gt;&gt;&gt; d = {"voltage": "vier Millionen", "state": "verdammt nochmal tot!", "action": "FLIEGEN"}</text:p>
          <text:p text:style-name="P12">&gt;&gt;&gt; parrot(**d)</text:p>
          <text:p text:style-name="P12"><text:soft-page-break/>-- Der Vogel würde selbst dann nicht FLIEGEN selbst wenn sie ihm vier Millionen Volt durch den Schnabel jagen täten.</text:p>
          <text:p text:style-name="P12">-- Er is verdammt nochmal tot!</text:p>
        </text:section>
        <text:section text:style-name="Sect1" text:name="lambda-form-anonyme-funktion">
          <text:h text:style-name="P18" text:outline-level="3"><text:bookmark text:name="tut-lambda"/>4.7.5. Lambda-Form - anonyme Funktion</text:h>
          <text:p text:style-name="P2"><text:span text:style-name="T2">Aufgrund der hohen Nachfrage, haben ein paar Merkmale, die in funktionalen Programmiersprachen wie Lisp üblich sind, Einzug in Python gehalten. Mit dem Schlüsselwort </text:span><text:span text:style-name="Source_20_Text"><text:span text:style-name="T4">lambda</text:span></text:span><text:span text:style-name="T2"> können kleine anonyme Funktionen erstellt werden. Hier eine Funktion, die die Summe seiner zwei Argumente zurückgibt: </text:span><text:span text:style-name="Source_20_Text"><text:span text:style-name="T7">lambda a, b: a + b</text:span></text:span><text:span text:style-name="T2">. </text:span><text:span text:style-name="Source_20_Text"><text:span text:style-name="T4">lambda</text:span></text:span><text:span text:style-name="T2"> kann überall genutzt werden, wo ein Funktionsobjekt benötigt wird. Semantisch ist es nur syntaktischer Zucker für eine normale Funktionsdefinition. Wie verschachtelte Funktionsdefinitionen, können in einer </text:span><text:span text:style-name="Source_20_Text"><text:span text:style-name="T4">lamdba</text:span></text:span><text:span text:style-name="T2">-Form Variablen der umgebenden Namensräume referenziert werden:</text:span></text:p>
          <text:p text:style-name="P11">&gt;&gt;&gt; def make_incrementor(n):</text:p>
          <text:p text:style-name="P12">... <text:s text:c="4"/>return lambda x: x + n</text:p>
          <text:p text:style-name="P12">...</text:p>
          <text:p text:style-name="P12">&gt;&gt;&gt; f = make_incrementor(42)</text:p>
          <text:p text:style-name="P12">&gt;&gt;&gt; f(0)</text:p>
          <text:p text:style-name="P12">42</text:p>
          <text:p text:style-name="P12">&gt;&gt;&gt; f(1)</text:p>
          <text:p text:style-name="P12">43</text:p>
        </text:section>
        <text:section text:style-name="Sect1" text:name="dokumentationsstrings">
          <text:h text:style-name="P18" text:outline-level="3"><text:bookmark text:name="tut-docstrings"/>4.7.6. Dokumentationsstrings</text:h>
          <text:p text:style-name="P3"><text:bookmark text:name="index-4"/>Hier nun ein paar Konventionen zum Inhalt und Formatieren von Dokumentationsstrings.</text:p>
          <text:p text:style-name="P3">Die erste Zeile sollte immer eine kurze, prägnante Zusammenfassung des Zwecks des Objekts sein. Wegen der Kürze, sollte es nicht explizit auf den Namen oder den Typ des Objekts hinweisen, da diese durch andere Wege verfügbar sind (es sei denn, wenn der Name ein Verb ist, das den Ablauf der Funktion beschreibt). Dieser Zeile sollte mit einem Großbuchstaben anfangen und mit einem Punkt enden.</text:p>
          <text:p text:style-name="P3">Enthält der Dokumentationsstring mehrere Zeilen, dann sollte die zweite Zeile leer sein, um die Zusammenfassung visuell vom Rest der Beschreibung zu trennen. Die folgenden Zeilen sollten aus einem oder mehrere Absätzen bestehen, die die Konventionen zum Aufruf des Objektes erläutern, seine Nebeneffekte etc.</text:p>
          <text:p text:style-name="P2"><text:span text:style-name="T2">Der Python-Parser entfernt die Einrückung von mehrzeiligen Zeichenkettenliteralen nicht, sodass Werkzeuge, die die Dokumentation verarbeiten, die Einrückung entfernen müssen, sofern das gewünscht ist. Dies geschieht aufgrund folgender Konvention: Die erste nicht-leere Zeile </text:span><text:span text:style-name="Emphasis"><text:span text:style-name="T2">nach</text:span></text:span><text:span text:style-name="T2"> der ersten Zeile bestimmt den Umfang der Einrückung für den gesamten Dokumentationsstring. (Die erste Zeile kann man dafür nicht benutzen, da sie normalerweise neben dem öffnenden Anführungszeichen des Zeichenkettenliterals, sodass die Einrückung im Literal nicht erscheint.) Entsprechend dieser Einrückung werden vom Anfang jeder Zeile der Zeichenkette Leerzeichen entfernt. Zeilen, die weniger eingerückt sind, sollten nicht auftauchen, falls doch sollten alle führenden Leerzeichen der Zeile </text:span><text:soft-page-break/><text:span text:style-name="T2">entfernt werden. Die Entsprechung der Leerzeichen sollte nach der Expansion von Tabs (üblicherweise zu 8 Leerzeichen) überprüft werden.</text:span></text:p>
          <text:p text:style-name="P3">Hier ein Beispiel eines mehrzeiligen Docstrings:</text:p>
          <text:p text:style-name="P11">&gt;&gt;&gt; def my_function():</text:p>
          <text:p text:style-name="P12">... <text:s text:c="4"/>"""Do nothing, but document it.</text:p>
          <text:p text:style-name="P12">...</text:p>
          <text:p text:style-name="P12">... <text:s text:c="4"/>No, really, it doesn't do anything.</text:p>
          <text:p text:style-name="P12">... <text:s text:c="4"/>"""</text:p>
          <text:p text:style-name="P12">... <text:s text:c="4"/>pass</text:p>
          <text:p text:style-name="P12">...</text:p>
          <text:p text:style-name="P12">&gt;&gt;&gt; print(my_function.__doc__)</text:p>
          <text:p text:style-name="P12">Do nothing, but document it.</text:p>
          <text:p text:style-name="P14"/>
          <text:p text:style-name="P13"><text:s text:c="3"/><text:span text:style-name="T1">No, really, it doesn't do anything.</text:span></text:p>
        </text:section>
      </text:section>
      <text:section text:style-name="Sect1" text:name="intermezzo-schreibstil">
        <text:h text:style-name="P16" text:outline-level="2"><text:bookmark text:name="tut-codingstyle"/>4.8. Intermezzo: Schreibstil</text:h>
        <text:p text:style-name="P2"><text:bookmark text:name="index-5"/><text:span text:style-name="T2">Jetzt da Du längere, komplexere Stücke in Python schreibst, ist es an der Zeit einmal über den Schreibstil (</text:span><text:span text:style-name="Emphasis"><text:span text:style-name="T2">coding style</text:span></text:span><text:span text:style-name="T2">) zu sprechen. Viele Sprachen können in verschiedenen Stilen geschrieben (präziser: </text:span><text:span text:style-name="Emphasis"><text:span text:style-name="T2">formatiert</text:span></text:span><text:span text:style-name="T2">) werden; davon sind manche lesbarer als andere. Es anderen leichter zu machen Deinen Code zu lesen ist immer eine gute Idee und sich einen schönen Schreibstil anzugewöhnen hilft dabei ungemein.</text:span></text:p>
        <text:p text:style-name="P2"><text:span text:style-name="T2">Für Python hat sich </text:span><text:bookmark text:name="index-6"/><text:a xlink:type="simple" xlink:href="https://www.python.org/dev/peps/pep-0008" text:style-name="Internet_20_link" text:visited-style-name="Visited_20_Internet_20_Link"><text:span text:style-name="Strong_20_Emphasis"><text:span text:style-name="T9">PEP 8</text:span></text:span></text:a><text:span text:style-name="T2"> als der Styleguide herauskristallisiert, dem die meisten Projekte folgen. Es fördert einen sehr lesbaren Schreibstil, der angenehm zu lesen ist. Jeder Pythonentwickler sollte ihn irgendwann einmal lesen, hier jedoch die wichtigsten Punkte:</text:span></text:p>
        <text:list xml:id="list592165273" text:style-name="L3">
          <text:list-item>
            <text:p text:style-name="P9">Benutze eine Einrückung von 4 Leerzeichen, keine Tabs.</text:p>
            <text:p text:style-name="P5">4 Leerzeichen sind ein guter Kompromiss zwischen geringer Einrückung, die eine größere Verschachtelungstiefe ermöglicht, und größerer Einrückung, die den Code leichter lesbar macht. Tabs führen zu Unordnung und sollten deshalb vermieden werden.</text:p>
          </text:list-item>
          <text:list-item>
            <text:p text:style-name="P9">Breche Zeilen so um, dass sie nicht über 79 Zeichen hinausgehen.</text:p>
            <text:p text:style-name="P5">Das ist hilfreich für Benutzer mit kleinen Bildschirmen und macht es auf größeren möglich mehrere Dateien nebeneinander zu betrachten.</text:p>
          </text:list-item>
          <text:list-item>
            <text:p text:style-name="P5">Benutze Leerzeilen, um Funktion und Klassen, sowie größere Codeblöcke innerhalb von Funktionen zu trennen.</text:p>
          </text:list-item>
          <text:list-item>
            <text:p text:style-name="P5">Verwende eine eigene Zeile für Kommentare, sofern das möglich ist.</text:p>
          </text:list-item>
          <text:list-item>
            <text:p text:style-name="P5">Schreibe Docstrings.</text:p>
          </text:list-item>
          <text:list-item>
            <text:p text:style-name="P6"><text:span text:style-name="T2">Benutze Leerzeichen um Operatoren herum und nach Kommas, jedoch nicht direkt innerhalb von Klammerkonstrukten: </text:span><text:span text:style-name="Source_20_Text"><text:span text:style-name="T7">a = f(1, 2) + g(3, 4)</text:span></text:span><text:span text:style-name="T2">.</text:span></text:p>
          </text:list-item>
          <text:list-item>
            <text:p text:style-name="P6"><text:span text:style-name="T2">Benenne Deine Klassen und Funktionen konsistent: Die Konvention schlägt </text:span><text:span text:style-name="Source_20_Text"><text:span text:style-name="T7">CamelCase</text:span></text:span><text:span text:style-name="T2"> für Klassen und </text:span><text:span text:style-name="Source_20_Text"><text:span text:style-name="T7">klein_geschrieben_mit_unterstrichen</text:span></text:span><text:span text:style-name="T2"> für Funktionen </text:span><text:soft-page-break/><text:span text:style-name="T2">und Methoden vor. Benutze immer </text:span><text:span text:style-name="Source_20_Text"><text:span text:style-name="T7">self</text:span></text:span><text:span text:style-name="T2"> als Namen für das erste Methoden Argument (mehr zu Klassen und Methoden, siehe </text:span><text:a xlink:type="simple" xlink:href="https://py-tutorial-de.readthedocs.io/de/python-3.3/classes.html#tut-firstclasses" text:style-name="Internet_20_link" text:visited-style-name="Visited_20_Internet_20_Link"><text:span text:style-name="T8">Eine erste Betrachtung von Klassen</text:span></text:a><text:span text:style-name="T2">).</text:span></text:p>
          </text:list-item>
          <text:list-item>
            <text:p text:style-name="P5">Benutze keine ausgefallenen Dateikodierungen, wenn Dein Code für ein internationales Publikum vorgesehen ist. Pythons Standardkodierung – UTF-8 – oder sogar einfaches ASCII ist in jedem Fall am Besten.</text:p>
          </text:list-item>
          <text:list-item>
            <text:p text:style-name="P5">Benutze auch keine nicht-ASCII-Zeichen in Bezeichnern, wenn es auch nur den Hauch einer Chance gibt, dass der Code von Menschen gelesen oder gewartet wird, die eine andere Sprache sprechen.</text:p>
          </text:list-item>
        </text:list>
        <text:p text:style-name="P4">Fußnoten</text:p>
        <text:p text:style-name="P1"><text:bookmark text:name="id2"/></text:p>
        <table:table table:name="Table1" table:style-name="Table1">
          <table:table-column table:style-name="Table1.A"/>
          <table:table-column table:style-name="Table1.B"/>
          <table:table-row>
            <table:table-cell table:style-name="Table1.A1" office:value-type="string">
              <text:p text:style-name="P19"><text:a xlink:type="simple" xlink:href="https://py-tutorial-de.readthedocs.io/de/python-3.3/controlflow.html#id1" text:style-name="Internet_20_link" text:visited-style-name="Visited_20_Internet_20_Link"><text:span text:style-name="T11">[1]</text:span></text:a></text:p>
            </table:table-cell>
            <table:table-cell table:style-name="Table1.A1" office:value-type="string">
              <text:p text:style-name="P20"><text:span text:style-name="T12">Eigentlich wäre </text:span><text:span text:style-name="Emphasis"><text:span text:style-name="T12">call by object reference</text:span></text:span><text:span text:style-name="T12"> eine bessere Beschreibung, denn wird ein veränderbares Objekt übergeben, sieht der Aufrufende jegliche Veränderungen, die der Aufgerufene am Objekt vornimmt (beispielsweise Elemente in eine Liste einfügt)</text:span></text:p>
            </table:table-cell>
          </table:table-row>
        </table:table>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8:12:30.050756778</meta:creation-date>
    <dc:date>2021-04-18T08:13:27.295082531</dc:date>
    <meta:editing-duration>PT1M3S</meta:editing-duration>
    <meta:editing-cycles>1</meta:editing-cycles>
    <meta:document-statistic meta:table-count="1" meta:image-count="0" meta:object-count="0" meta:page-count="13" meta:paragraph-count="328" meta:word-count="3629" meta:character-count="25030" meta:non-whitespace-character-count="21242"/>
    <meta:generator>LibreOffice/6.1.5.2$Linux_ARM_EABI LibreOffice_project/10$Build-2</meta:generator>
  </office:meta>
</office:document-meta>
</file>